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phaRasterImage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phaRasterImage.isInve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phaRasterImage.populateXObjectDictionary( PDFDictionary d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lphaRasterImage.AlphaRasterImage( String k , Raster alph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lphaRasterImage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phaRasterImage.setup( PDF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lphaRasterImage.is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phaRasterImage.isTrans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phaRasterImage.getSoftM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phaRasterImage.getFilter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phaRasterImage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phaRasterImage.outputContents( OutputStream ou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lphaRasterImage.getPDF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phaRasterImage.getBitsPer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phaRasterImage.getSoftMask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phaRasterImage.AlphaRasterImage( String k , RenderedImage 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phaRasterImage.getICC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phaRasterImage.getM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phaRasterImage.get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phaRasterImage.getTransparen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